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340" officeooo:paragraph-rsid="00062340"/>
    </style:style>
    <style:style style:name="T1" style:family="text">
      <style:text-properties officeooo:rsid="00077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am adquiridos materiais para o projeto, que foram cadastrados na planilha do dropbox. Foram enviados emails para 3 instituições. As 3 quiseram participar do projeto e o agendamento da visita ficou de ser marcado. <text:span text:style-name="T1">A equipe continuou fazendo logos e o panfleto para serem votados e na semana seguinte serem decid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7S</meta:editing-duration>
    <meta:editing-cycles>4</meta:editing-cycles>
    <meta:generator>LibreOffice/5.1.3.2$Windows_x86 LibreOffice_project/644e4637d1d8544fd9f56425bd6cec110e49301b</meta:generator>
    <dc:date>2016-06-20T17:28:22.011000000</dc:date>
    <meta:document-statistic meta:table-count="0" meta:image-count="0" meta:object-count="0" meta:page-count="1" meta:paragraph-count="1" meta:word-count="51" meta:character-count="318" meta:non-whitespace-character-count="268"/>
    <meta:user-defined meta:name="Info 1"/>
    <meta:user-defined meta:name="Info 2"/>
    <meta:user-defined meta:name="Info 3"/>
    <meta:user-defined meta:name="Info 4"/>
  </office:meta>
</office:document-meta>
</file>